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fo:text-indent="0in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Normal" style:family="paragraph">
      <style:paragraph-properties fo:text-indent="0in"/>
    </style:style>
    <style:style style:name="T11" style:parent-style-name="Hyperlink" style:family="text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Normal" style:family="paragraph">
      <style:paragraph-properties fo:text-indent="0in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P17" style:parent-style-name="ListParagraph" style:list-style-name="LFO1" style:family="paragraph">
      <style:text-properties fo:language="en" fo:country="US"/>
    </style:style>
    <style:style style:name="P18" style:parent-style-name="ListParagraph" style:list-style-name="LFO1" style:family="paragraph">
      <style:text-properties fo:language="en" fo:country="US"/>
    </style:style>
    <style:style style:name="P19" style:parent-style-name="Normal" style:family="paragraph">
      <style:paragraph-properties fo:text-indent="0in"/>
      <style:text-properties fo:language="en" fo:country="US"/>
    </style:style>
    <style:style style:name="P20" style:parent-style-name="Normal" style:family="paragraph">
      <style:paragraph-properties fo:text-indent="0in"/>
      <style:text-properties fo:language="en" fo:country="US"/>
    </style:style>
  </office:automatic-styles>
  <office:body>
    <office:text text:use-soft-page-breaks="true">
      <text:p text:style-name="P1">Psychomotor Vigilance Task</text:p>
      <text:p text:style-name="P2"/>
      <text:p text:style-name="P3"><text:span text:style-name="T4">Drummond, S. P., Bischoff-Grethe, A., Dinges, D. F., Ayalon, L., Mednick, S. C., &amp; Meloy, M. J. (2005).<text:s/></text:span>The neural basis of the psychomotor vigilance task.<text:s/><text:span text:style-name="T5">Sleep</text:span>,<text:s/><text:span text:style-name="T6">28</text:span>(9), 1059-1068.</text:p>
      <text:list text:style-name="LFO1" text:continue-numbering="true">
        <text:list-item>
          <text:p text:style-name="P7">Originally developed in 1985 as a<text:s/>measure of sustained attention(1)</text:p>
        </text:list-item>
        <text:list-item>
          <text:p text:style-name="P8">It’s sensitivity to sleepiness(2)</text:p>
        </text:list-item>
        <text:list-item>
          <text:p text:style-name="P9">Optimal performance on the PVT appears to rely on activation both in the sustained attention system and within the motor system (conclusions)</text:p>
        </text:list-item>
      </text:list>
      <text:p text:style-name="P10"><text:a xlink:href="https://www.sciencedirect.com/topics/medicine-and-dentistry/psychomotor-vigilance-task" office:target-frame-name="_top" xlink:show="replace"><text:span text:style-name="T11">https://www.sciencedirect.com/topics/medicine-and-dentistry/psychomotor-vigilance-task</text:span></text:a></text:p>
      <text:list text:style-name="LFO1" text:continue-numbering="true">
        <text:list-item>
          <text:p text:style-name="P12">Has several procedural variants to assay sustained attention</text:p>
        </text:list-item>
      </text:list>
      <text:p text:style-name="P13"><text:span text:style-name="T14">D</text:span><text:span text:style-name="T15">orrian, J., Rogers, N. L., &amp; Dinges, D. F. (2004). Psychomotor vigilance performance: Neurocognitive assay sensitive to sleep loss.<text:s/></text:span><text:span text:style-name="T16">Sleep deprivation</text:span>, 39-70.</text:p>
      <text:list text:style-name="LFO1" text:continue-numbering="true">
        <text:list-item>
          <text:p text:style-name="P17">Its focus is on measurement of the ability to sustain attention and</text:p>
        </text:list-item>
        <text:list-item>
          <text:p text:style-name="P18">respond in a timely manner to salient signals(28)</text:p>
        </text:list-item>
      </text:list>
      <text:p text:style-name="P19">(1,28)Dinges DF, Powell JW. Microcomputer analyses of performance on<text:s/>a portable, simple visual RT task during sustained operations. Beh<text:s/>Res Meth Instr Comp 1985;17:652-5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9T08:58:00Z</meta:creation-date>
    <dc:date>2024-07-09T09:26:00Z</dc:date>
    <meta:template xlink:href="Normal.dotm" xlink:type="simple"/>
    <meta:editing-cycles>3</meta:editing-cycles>
    <meta:editing-duration>PT0S</meta:editing-duration>
    <meta:user-defined meta:name="GrammarlyDocumentId">96ee7d15-e0b7-42f0-9886-0c9c06bbdcab</meta:user-defined>
    <meta:document-statistic meta:page-count="1" meta:paragraph-count="16" meta:word-count="163" meta:character-count="1134" meta:row-count="18" meta:non-whitespace-character-count="987"/>
  </office:meta>
</office:document-meta>
</file>